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150.35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146.89pt"/>
    </style:style>
    <style:style style:name="co20" style:family="table-column">
      <style:table-column-properties fo:break-before="auto" style:column-width="140.71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03.6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58.46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5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6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ce5"/>
        <table:table-column table:style-name="co2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_m_hh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leinerziehenden_mehrbedarf_hh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kinderzuschlag_m_vorläufig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9]+[.AD9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9]-[.AF9])*0.7" office:value-type="float" office:value="203.35" calcext:value-type="float">
            <text:p>203.35</text:p>
          </table:table-cell>
          <table:table-cell table:formula="of:=3*140-[.AI9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0]+[.AD10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0]-[.AF10])*0.7" office:value-type="float" office:value="203.35" calcext:value-type="float">
            <text:p>203.35</text:p>
          </table:table-cell>
          <table:table-cell table:formula="of:=3*140-[.AI10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1]+[.AD11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1]-[.AF11])*0.7" office:value-type="float" office:value="203.35" calcext:value-type="float">
            <text:p>203.35</text:p>
          </table:table-cell>
          <table:table-cell table:formula="of:=3*140-[.AI11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2]+[.AD12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2]-[.AF12])*0.7" office:value-type="float" office:value="203.35" calcext:value-type="float">
            <text:p>203.35</text:p>
          </table:table-cell>
          <table:table-cell table:formula="of:=3*140-[.AI12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3]+[.AD13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3]-[.AF13])*0.7" office:value-type="float" office:value="203.35" calcext:value-type="float">
            <text:p>203.35</text:p>
          </table:table-cell>
          <table:table-cell table:formula="of:=3*140-[.AI13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5:19:24.622500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5:19:37.346876777</dc:date>
    <meta:editing-duration>PT1H8M38S</meta:editing-duration>
    <meta:editing-cycles>10</meta:editing-cycles>
    <meta:generator>LibreOffice/6.0.7.3$Linux_X86_64 LibreOffice_project/00m0$Build-3</meta:generator>
    <meta:document-statistic meta:table-count="1" meta:cell-count="845" meta:object-count="0"/>
  </office:meta>
</office:document-meta>
</file>